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3cm" table:align="left"/>
    </style:style>
    <style:style style:name="Tabela1.A" style:family="table-column">
      <style:table-column-properties style:column-width="4.098cm"/>
    </style:style>
    <style:style style:name="Tabela1.B" style:family="table-column">
      <style:table-column-properties style:column-width="5.2cm"/>
    </style:style>
    <style:style style:name="Tabela1.C" style:family="table-column">
      <style:table-column-properties style:column-width="7.696cm"/>
    </style:style>
    <style:style style:name="Tabela1.1" style:family="table-row">
      <style:table-row-properties fo:background-color="#ffffff">
        <style:background-image/>
      </style:table-row-properties>
    </style:style>
    <style:style style:name="Tabela1.A1" style:family="table-cell">
      <style:table-cell-properties style:vertical-align="middle" fo:padding-left="0.275cm" fo:padding-right="0.275cm" fo:padding-top="0.127cm" fo:padding-bottom="0.127cm" fo:border="0.05pt solid #dfe2e5"/>
    </style:style>
    <style:style style:name="Tabela1.2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bold" officeooo:rsid="0011b283" officeooo:paragraph-rsid="001024e6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style:font-name="Times New Roman" fo:font-size="10.5pt" fo:font-weight="normal" officeooo:paragraph-rsid="002d0552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Times New Roman" fo:font-size="10.5pt" fo:language="pt" fo:country="BR" officeooo:rsid="0004c9b0" officeooo:paragraph-rsid="0004c9b0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.5pt" fo:language="pt" fo:country="BR" fo:font-weight="bold" officeooo:rsid="0006344d" officeooo:paragraph-rsid="0006344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bold" officeooo:rsid="001e1751" officeooo:paragraph-rsid="001e1751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024e6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1b283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officeooo:rsid="001e1751" officeooo:paragraph-rsid="002c8395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.5pt" officeooo:paragraph-rsid="002c8395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.5pt" officeooo:paragraph-rsid="001024e6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.5pt" officeooo:paragraph-rsid="0011b283" style:font-size-asian="10.5pt" style:font-size-complex="10.5pt"/>
    </style:style>
    <style:style style:name="P14" style:family="paragraph" style:parent-style-name="Table_20_Contents">
      <style:text-properties style:font-name="Times New Roman" fo:font-size="10.5pt" style:font-size-asian="10.5pt" style:font-size-complex="10.5pt"/>
    </style:style>
    <style:style style:name="P15" style:family="paragraph" style:parent-style-name="Text_20_body">
      <style:text-properties style:font-name="Times New Roman" fo:font-size="10.5pt" style:font-size-asian="10.5pt" style:font-size-complex="10.5pt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2d0552" officeooo:paragraph-rsid="002d0552" style:font-size-asian="10.5pt" style:font-size-complex="10.5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0.5pt" fo:font-weight="normal" style:font-size-asian="10.5pt" style:font-size-complex="10.5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0.5pt" officeooo:rsid="001e1751" officeooo:paragraph-rsid="001e1751" style:font-size-asian="10.5pt" style:font-size-complex="10.5pt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style:font-size-asian="10.5pt" style:font-size-complex="10.5pt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T1" style:family="text">
      <style:text-properties fo:language="pt" fo:country="BR" fo:font-weight="normal" officeooo:rsid="001202a8" style:font-weight-asian="normal" style:font-weight-complex="normal"/>
    </style:style>
    <style:style style:name="T2" style:family="text">
      <style:text-properties fo:language="pt" fo:country="BR" fo:font-weight="normal" officeooo:rsid="0011b283" style:font-weight-asian="normal" style:font-weight-complex="normal"/>
    </style:style>
    <style:style style:name="T3" style:family="text">
      <style:text-properties fo:language="pt" fo:country="BR" fo:font-weight="normal" officeooo:rsid="001024e6" style:font-weight-asian="normal" style:font-weight-complex="normal"/>
    </style:style>
    <style:style style:name="T4" style:family="text">
      <style:text-properties fo:language="pt" fo:country="BR" fo:font-weight="bold" officeooo:rsid="00249d18" style:font-weight-asian="bold" style:font-weight-complex="bold"/>
    </style:style>
    <style:style style:name="T5" style:family="text">
      <style:text-properties fo:language="pt" fo:country="BR" fo:font-weight="bold" officeooo:rsid="001024e6" style:font-weight-asian="bold" style:font-weight-complex="bold"/>
    </style:style>
    <style:style style:name="T6" style:family="text">
      <style:text-properties fo:language="pt" fo:country="BR" fo:font-weight="bold" officeooo:rsid="002d0552" style:font-weight-asian="bold" style:font-weight-complex="bold"/>
    </style:style>
    <style:style style:name="T7" style:family="text">
      <style:text-properties fo:language="pt" fo:country="BR" fo:font-weight="bold" officeooo:rsid="002dce2b" style:font-weight-asian="bold" style:font-weight-complex="bold"/>
    </style:style>
    <style:style style:name="T8" style:family="text">
      <style:text-properties officeooo:rsid="0006344d"/>
    </style:style>
    <style:style style:name="T9" style:family="text">
      <style:text-properties fo:font-weight="bold" officeooo:rsid="002d0552" style:font-weight-asian="bold" style:font-weight-complex="bold"/>
    </style:style>
    <style:style style:name="T10" style:family="text">
      <style:text-properties fo:font-weight="bold" fo:background-color="transparent" loext:char-shading-value="0"/>
    </style:style>
    <style:style style:name="T11" style:family="text">
      <style:text-properties officeooo:rsid="0026472b"/>
    </style:style>
    <style:style style:name="T12" style:family="text">
      <style:text-properties fo:font-variant="normal" fo:text-transform="none" fo:color="#24292e" fo:letter-spacing="normal" fo:font-style="normal" fo:font-weight="normal" officeooo:rsid="0026472b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1e1751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2d0552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style:text-line-through-style="none" style:text-line-through-type="none" fo:language="pt" fo:country="BR" style:text-underline-style="none" officeooo:rsid="001e1751" style:text-blinking="false" fo:background-color="transparent" loext:char-shading-value="0"/>
    </style:style>
    <style:style style:name="T24" style:family="text">
      <style:text-properties officeooo:rsid="002c8395"/>
    </style:style>
    <style:style style:name="T25" style:family="text">
      <style:text-properties officeooo:rsid="002d0552"/>
    </style:style>
    <style:style style:name="T26" style:family="text">
      <style:text-properties fo:color="#0366d6" style:text-line-through-style="none" style:text-line-through-type="none" style:font-name="Times New Roman" fo:font-size="10.5pt" style:text-underline-style="none" style:text-blinking="false" style:font-size-asian="10.5pt" style:font-size-complex="10.5pt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e1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nvolvimento de Software para a WEB – SI e ES</text:p>
      <text:p text:style-name="P4">Professor: Jefferson de Carvalho Silva</text:p>
      <text:p text:style-name="P4">Semestre <text:span text:style-name="T8">2020.1 </text:span></text:p>
      <text:p text:style-name="P4"/>
      <text:p text:style-name="P5">Atividade <text:span text:style-name="T24">7</text:span></text:p>
      <text:p text:style-name="P5"/>
      <text:p text:style-name="P6">Material assíncrono para esta atividade:</text:p>
      <text:list xml:id="list4058375291" text:style-name="L1">
        <text:list-header>
          <text:p text:style-name="P19"/>
        </text:list-header>
      </text:list>
      <text:p text:style-name="P11"><text:span text:style-name="T28">Vídeos </text:span><text:span text:style-name="T11">(</text:span><text:span text:style-name="T12">Introdução ao MongoDB</text:span><text:span text:style-name="T11">)</text:span><text:span text:style-name="T28">:</text:span></text:p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4">AULA 08 - PARTE 01</text:p>
          </table:table-cell>
          <table:table-cell table:style-name="Tabela1.A1" office:value-type="string">
            <text:p text:style-name="Table_20_Contents"><text:a xlink:type="simple" xlink:href="https://youtu.be/gEdZ886LLOA" text:style-name="Internet_20_link" text:visited-style-name="Visited_20_Internet_20_Link"><text:span text:style-name="T26">https://youtu.be/gEdZ886LLOA</text:span></text:a></text:p>
          </table:table-cell>
          <table:table-cell table:style-name="Tabela1.A1" office:value-type="string">
            <text:p text:style-name="P14">Introdução ao MongoDB.</text:p>
          </table:table-cell>
        </table:table-row>
        <table:table-row table:style-name="Tabela1.2">
          <table:table-cell table:style-name="Tabela1.A1" office:value-type="string">
            <text:p text:style-name="P14">AULA 08 - PARTE 02</text:p>
          </table:table-cell>
          <table:table-cell table:style-name="Tabela1.A1" office:value-type="string">
            <text:p text:style-name="Table_20_Contents"><text:a xlink:type="simple" xlink:href="https://youtu.be/vHcyfmemRO0" text:style-name="Internet_20_link" text:visited-style-name="Visited_20_Internet_20_Link"><text:span text:style-name="T26">https://youtu.be/vHcyfmemRO0</text:span></text:a></text:p>
          </table:table-cell>
          <table:table-cell table:style-name="Tabela1.A1" office:value-type="string">
            <text:p text:style-name="P14">Busca com critérios</text:p>
          </table:table-cell>
        </table:table-row>
        <table:table-row table:style-name="Tabela1.1">
          <table:table-cell table:style-name="Tabela1.A1" office:value-type="string">
            <text:p text:style-name="P14">AULA 08 - EXTRA</text:p>
          </table:table-cell>
          <table:table-cell table:style-name="Tabela1.A1" office:value-type="string">
            <text:p text:style-name="Table_20_Contents"><text:a xlink:type="simple" xlink:href="https://youtu.be/mQnayBwyTAg" text:style-name="Internet_20_link" text:visited-style-name="Visited_20_Internet_20_Link"><text:span text:style-name="T26">https://youtu.be/mQnayBwyTAg</text:span></text:a></text:p>
          </table:table-cell>
          <table:table-cell table:style-name="Tabela1.A1" office:value-type="string">
            <text:p text:style-name="P14">Solução do problema de instalação do MongoDB no Ubuntu <text:span text:style-name="T25">(</text:span><text:span text:style-name="T9">opcional</text:span><text:span text:style-name="T25">)</text:span></text:p>
          </table:table-cell>
        </table:table-row>
        <table:table-row table:style-name="Tabela1.2">
          <table:table-cell table:style-name="Tabela1.A1" office:value-type="string">
            <text:p text:style-name="P14">AULA 08 - PARTE 03</text:p>
          </table:table-cell>
          <table:table-cell table:style-name="Tabela1.A1" office:value-type="string">
            <text:p text:style-name="Table_20_Contents"><text:a xlink:type="simple" xlink:href="https://youtu.be/EKtEhwea0r0" text:style-name="Internet_20_link" text:visited-style-name="Visited_20_Internet_20_Link"><text:span text:style-name="T26">https://youtu.be/EKtEhwea0r0</text:span></text:a></text:p>
          </table:table-cell>
          <table:table-cell table:style-name="Tabela1.A1" office:value-type="string">
            <text:p text:style-name="P14">Apagar e Editar documentos</text:p>
          </table:table-cell>
        </table:table-row>
        <table:table-row table:style-name="Tabela1.1">
          <table:table-cell table:style-name="Tabela1.A1" office:value-type="string">
            <text:p text:style-name="P14">AULA 08 - FINAL</text:p>
          </table:table-cell>
          <table:table-cell table:style-name="Tabela1.A1" office:value-type="string">
            <text:p text:style-name="Table_20_Contents"><text:a xlink:type="simple" xlink:href="https://youtu.be/9mLYvrjL7c8" text:style-name="Internet_20_link" text:visited-style-name="Visited_20_Internet_20_Link"><text:span text:style-name="T26">https://youtu.be/9mLYvrjL7c8</text:span></text:a></text:p>
          </table:table-cell>
          <table:table-cell table:style-name="Tabela1.A1" office:value-type="string">
            <text:p text:style-name="P14">Junções</text:p>
          </table:table-cell>
        </table:table-row>
      </table:table>
      <text:p text:style-name="P10"/>
      <text:p text:style-name="P16"><text:bookmark text:name="docs-internal-guid-921501d1-7fff-fb6f-7d30-0b8f2ee588bb"/><text:span text:style-name="T16">Q</text:span><text:span text:style-name="T15">uestões </text:span><text:span text:style-name="T17">(créditos – Prof. Victor Farias)</text:span><text:span text:style-name="T15">:</text:span></text:p>
      <text:p text:style-name="P17">Considere o seguinte esquema para seu sistema de rede social</text:p>
      <text:p text:style-name="P18"><text:span text:style-name="T13">Usuário </text:span><text:span text:style-name="T14">(id, nome, email, senha, idade)</text:span></text:p>
      <text:p text:style-name="P15"/>
      <text:list xml:id="list2350416047" text:style-name="L2">
        <text:list-item>
          <text:p text:style-name="P20">Popule a base de dados</text:p>
          <text:list>
            <text:list-item>
              <text:p text:style-name="P21"><text:span text:style-name="T27">Adicione 4 usuários à sua coleção </text:span><text:span text:style-name="T10">usuários </text:span><text:span text:style-name="T27">com nome “pedro”, “alice”, ”maria” e “joao”. Os outros atributos são de sua escolha</text:span></text:p>
            </text:list-item>
          </text:list>
        </text:list-item>
        <text:list-item>
          <text:p text:style-name="P20">Elabore as seguintes consultas</text:p>
          <text:list>
            <text:list-item>
              <text:p text:style-name="P22">Obtenha todos usuários que tenham mais de 25 anos</text:p>
            </text:list-item>
            <text:list-item>
              <text:p text:style-name="P22">Obtenha um usuário tem nome igual a “joao”</text:p>
            </text:list-item>
            <text:list-item>
              <text:p text:style-name="P22">Obtenha todos os usuários que tem nome igual a “joao” e idade igual a 25 anos</text:p>
            </text:list-item>
            <text:list-item>
              <text:p text:style-name="P22">Obtenha todos os usuários que tem idade maior que 26 anos e nome diferente de “joao”</text:p>
            </text:list-item>
            <text:list-item>
              <text:p text:style-name="P22">Obtenha todos os usuários que tem nome “joao” ou (idade maior que 25 e nome igual a “pedro)</text:p>
            </text:list-item>
          </text:list>
        </text:list-item>
      </text:list>
      <text:p text:style-name="P10"/>
      <text:p text:style-name="P10"/>
      <text:p text:style-name="P7">------------------------------------------------------------------------------------------------------------------------</text:p>
      <text:p text:style-name="P7"/>
      <text:p text:style-name="P12"><text:span text:style-name="T5">Prazo de Entrega: até as 23:59 do dia </text:span><text:span text:style-name="T6">18</text:span><text:span text:style-name="T5">/</text:span><text:span text:style-name="T7">09</text:span><text:span text:style-name="T5">/2020 (</text:span><text:span text:style-name="T6">Sexta</text:span><text:span text:style-name="T5">)</text:span><text:span text:style-name="T3"> </text:span></text:p>
      <text:p text:style-name="P1"/>
      <text:p text:style-name="P3"><text:span text:style-name="T19">Faça </text:span><text:span text:style-name="T21">manualmente</text:span><text:span text:style-name="T23"> </text:span><text:span text:style-name="T19">usando o </text:span><text:span text:style-name="T22">MongoShell</text:span><text:span text:style-name="T19"> o que cada questão pede. Anote o código necessário para executar cada consulta e submeta no formato </text:span><text:span text:style-name="T22">pdf</text:span><text:span text:style-name="T19"> no </text:span><text:span text:style-name="T20">SIPPA, atividade AR7</text:span><text:span text:style-name="T18">.</text:span></text:p>
      <text:p text:style-name="P2"/>
      <text:p text:style-name="P8">------------------------------------------------------------------------------------------------------------------------</text:p>
      <text:p text:style-name="P8"/>
      <text:p text:style-name="P13"><text:span text:style-name="T2">Não deixe para o último momento e </text:span><text:span text:style-name="T4">VERIFIQUE</text:span><text:span text:style-name="T2"> se seu arquivo foi submetido corretamente. Caso o SIPPA saia do ar, me envie um e-mail. </text:span><text:span text:style-name="T1">Abraços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9T07:59:40.234000000</dc:date>
    <meta:editing-duration>PT1H33M53S</meta:editing-duration>
    <meta:editing-cycles>34</meta:editing-cycles>
    <meta:document-statistic meta:table-count="1" meta:image-count="0" meta:object-count="0" meta:page-count="1" meta:paragraph-count="38" meta:word-count="267" meta:character-count="1828" meta:non-whitespace-character-count="1603"/>
  </office:meta>
</office:document-meta>
</file>